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60d" officeooo:paragraph-rsid="000b86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mmy article</text:p>
      <text:p text:style-name="Subtitle">This article does not make any sense at all.</text:p>
      <text:p text:style-name="P1"><text:span text:style-name="T6">And</text:span> <text:span text:style-name="T1">that’s</text:span> <text:span text:style-name="T3">pretty</text:span> <text:span text:style-name="T5">much</text:span>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6:43:44.333560236</meta:creation-date>
    <dc:date>2016-08-06T16:45:20.207077476</dc:date>
    <meta:editing-duration>PT1M3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6" meta:character-count="83" meta:non-whitespace-character-count="70"/>
  </office:meta>
</office:document-meta>
</file>